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7.128cm" style:use-optimal-column-width="false"/>
    </style:style>
    <style:style style:name="co2" style:family="table-column">
      <style:table-column-properties style:column-width="75.368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2.495cm" svg:height="125.33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مجرئی خلق میں ان آنکھوں نے کیا کیا دیکھا<text:line-break/>پر کہیں سبطِ پیمبر سا نہ آقا دیکھا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1" table:default-cell-style-name="ce1">
              <table:table-cell>
                <text:p text:style-name="P1">کہتی تھیں زینبِ مضطر کہ خدا خیر کرے<text:line-break/>رات کو خواب میں اُریاں سرِ زہرا دیکھا<text:span text:style-name="T1"><text:line-break/></text:span><text:span text:style-name="T1"/></text:p>
              </table:table-cell>
              <table:table-cell>
                <text:p text:style-name="P1">میں نے دیکھا علمِ <text:s/>شاہ کو آلودہ خون<text:line-break/>میں نے نیزے پہ سرِ دلبرِ زہرا دیکھ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میں نے دیکھا علی اصغر کا گلا خون میں تر<text:line-break/>میں نے عباس کو <text:s/>ریتی پہ تڑپتا دیکھا<text:span text:style-name="T1"><text:line-break/></text:span><text:span text:style-name="T1"/></text:p>
              </table:table-cell>
              <table:table-cell>
                <text:p text:style-name="P1">ایک گٹھری شہِ دین <text:s/>پشت پہ لائے اُسمیں<text:line-break/>میں نے ٹکڑے ہوئے <text:s/>قاسم کا سراپا دیکھ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گر پڑے سبطِ نبی <text:s/>تھام کے ہاتھوں سے جگر<text:line-break/>علی اکبر کو جو ریتی پہ تڑپتا دیکھا<text:span text:style-name="T1"><text:line-break/></text:span><text:span text:style-name="T1"/></text:p>
              </table:table-cell>
              <table:table-cell>
                <text:p text:style-name="P1">بےردا خلق نے <text:s/>اس <text:s/>بی بی کے <text:s/>سر کو دیکھا<text:line-break/>جس کی مادر کا <text:s/>کسی نے نہ جنازہ دیکھا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ہائے کیوں ہو نہ گئیں <text:s/>کوڑا کہ ان آنکھوں نے<text:line-break/>قید خانے میں <text:s/>سکینہ کا جنازہ دیکھا<text:span text:style-name="T1"><text:line-break/></text:span><text:span text:style-name="T1"/></text:p>
              </table:table-cell>
              <table:table-cell>
                <text:p text:style-name="P1">جا کے زینب نے مدینے میں <text:s/>کہا صغریٰ سے<text:line-break/>کہوں کس منہ سے کہ پردیس میں کیا کیا دیکھا<text:span text:style-name="T1"><text:line-break/></text:span><text:span text:style-name="T1"/></text:p>
              </table:table-cell>
            </table:table-row>
            <table:table-row table:style-name="ro1">
              <table:table-cell table:style-name="ce1" table:number-columns-spanned="2">
                <text:p text:style-name="P1">ظلم ہے مجرئی سجاد نے کیا کیا دیکھا<text:line-break/>گھر لٹا قید ہوئے <text:s/>باپ کا لاشہ دیکھا<text:span text:style-name="T1"><text:line-break/></text:span><text:span text:style-name="T1"/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52.502cm" fo:page-height="125.3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21:17:00.760104600</meta:creation-date>
    <dc:date>2026-01-27T21:23:00.252872000</dc:date>
    <meta:editing-duration>PT5M59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